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cb9e1b4f6639f82f973c7bdff3488488" style:family="table-column">
      <style:table-column-properties fo:break-before="auto" style:use-optimal-column-width="false" style:column-width="6cm"/>
    </style:style>
    <style:style style:name="odsStyleTableColumn-eec643e82f9839a294c296383920ef05" style:family="table-column">
      <style:table-column-properties fo:break-before="auto" style:use-optimal-column-width="false" style:column-width="5cm"/>
    </style:style>
    <style:style style:name="odsStyleTableColumn-2253eeb98a6bedb3e3e0b91abf077fc8" style:family="table-column">
      <style:table-column-properties fo:break-before="auto" style:use-optimal-column-width="false" style:column-width="3cm"/>
    </style:style>
    <style:style style:name="odsStyleTableCell-9daac6f8bd534985f1aebb728ebd159f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92d0360ae0c7aefc762a88f04a69d57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9101f2a91697c0a339b2c2fe1b6616f9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3f4bb25fa4bdf316bb4df45625b8b8e6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5997e089372050812890a81248867f37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6b17b8985712356ce9cb1bab97b4fd1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cb9e1b4f6639f82f973c7bdff3488488" table:default-cell-style-name="Default"/>
        <table:table-column table:style-name="odsStyleTableColumn-eec643e82f9839a294c296383920ef05" table:default-cell-style-name="Default"/>
        <table:table-column table:style-name="odsStyleTableColumn-2253eeb98a6bedb3e3e0b91abf077fc8" table:default-cell-style-name="Default"/>
        <table:table-column table:style-name="odsStyleTableColumn-2253eeb98a6bedb3e3e0b91abf077fc8" table:default-cell-style-name="Default"/>
        <table:table-column table:style-name="odsStyleTableColumn-2253eeb98a6bedb3e3e0b91abf077fc8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9daac6f8bd534985f1aebb728ebd159f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92d0360ae0c7aefc762a88f04a69d570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92d0360ae0c7aefc762a88f04a69d570" table:number-columns-spanned="5" table:number-rows-spanned="1" office:value-type="string">
            <text:p>TABLA No. 2-24</text:p>
          </table:table-cell>
          <table:covered-table-cell table:number-columns-repeated="4"/>
        </table:table-row>
        <table:table-row table:style-name="ro1">
          <table:table-cell table:style-name="odsStyleTableCell-92d0360ae0c7aefc762a88f04a69d570" table:number-columns-spanned="5" table:number-rows-spanned="1" office:value-type="string">
            <text:p>TABLA DE COTIZACIONES DEL 3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92d0360ae0c7aefc762a88f04a69d570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9101f2a91697c0a339b2c2fe1b6616f9" office:value-type="string">
            <text:p>PAIS</text:p>
          </table:table-cell>
          <table:table-cell table:style-name="odsStyleTableCell-9101f2a91697c0a339b2c2fe1b6616f9" office:value-type="string">
            <text:p>UNIDAD MONETARIA</text:p>
          </table:table-cell>
          <table:table-cell table:style-name="odsStyleTableCell-9101f2a91697c0a339b2c2fe1b6616f9" office:value-type="string">
            <text:p>MONEDA</text:p>
          </table:table-cell>
          <table:table-cell table:style-name="odsStyleTableCell-9101f2a91697c0a339b2c2fe1b6616f9" office:value-type="string">
            <text:p>TIPO DE CAMBIO EN Bs POR UNIDAD DE MONEDA EXTRANJERA</text:p>
          </table:table-cell>
          <table:table-cell table:style-name="odsStyleTableCell-9101f2a91697c0a339b2c2fe1b6616f9" office:value-type="string">
            <text:p>TIPO DE CAMBIO EN M.E.</text:p>
          </table:table-cell>
        </table:table-row>
        <table:table-row table:style-name="ro1">
          <table:table-cell table:style-name="odsStyleTableCell-3f4bb25fa4bdf316bb4df45625b8b8e6" office:value-type="string">
            <text:p>ESTADOS UNIDOS</text:p>
          </table:table-cell>
          <table:table-cell table:style-name="odsStyleTableCell-3f4bb25fa4bdf316bb4df45625b8b8e6" office:value-type="string">
            <text:p>DOLAR VENTA</text:p>
          </table:table-cell>
          <table:table-cell table:style-name="odsStyleTableCell-3f4bb25fa4bdf316bb4df45625b8b8e6" office:value-type="string">
            <text:p>USD.VENTA</text:p>
          </table:table-cell>
          <table:table-cell table:style-name="odsStyleTableCell-5997e089372050812890a81248867f37" office:value-type="string">
            <text:p>6.96000</text:p>
          </table:table-cell>
          <table:table-cell table:style-name="odsStyleTableCell-5997e089372050812890a81248867f37" office:value-type="string">
            <text:p/>
          </table:table-cell>
        </table:table-row>
        <table:table-row table:style-name="ro1">
          <table:table-cell table:style-name="odsStyleTableCell-3f4bb25fa4bdf316bb4df45625b8b8e6" office:value-type="string">
            <text:p>ESTADOS UNIDOS</text:p>
          </table:table-cell>
          <table:table-cell table:style-name="odsStyleTableCell-3f4bb25fa4bdf316bb4df45625b8b8e6" office:value-type="string">
            <text:p>DOLAR COMPRA</text:p>
          </table:table-cell>
          <table:table-cell table:style-name="odsStyleTableCell-3f4bb25fa4bdf316bb4df45625b8b8e6" office:value-type="string">
            <text:p>USD.COMPRA</text:p>
          </table:table-cell>
          <table:table-cell table:style-name="odsStyleTableCell-5997e089372050812890a81248867f37" office:value-type="string">
            <text:p>6.86000</text:p>
          </table:table-cell>
          <table:table-cell table:style-name="odsStyleTableCell-5997e089372050812890a81248867f37" office:value-type="string">
            <text:p/>
          </table:table-cell>
        </table:table-row>
        <table:table-row table:style-name="ro1">
          <table:table-cell table:style-name="odsStyleTableCell-3f4bb25fa4bdf316bb4df45625b8b8e6" office:value-type="string">
            <text:p>UNION EUROPEA</text:p>
          </table:table-cell>
          <table:table-cell table:style-name="odsStyleTableCell-3f4bb25fa4bdf316bb4df45625b8b8e6" office:value-type="string">
            <text:p>EURO</text:p>
          </table:table-cell>
          <table:table-cell table:style-name="odsStyleTableCell-3f4bb25fa4bdf316bb4df45625b8b8e6" office:value-type="string">
            <text:p>EUR</text:p>
          </table:table-cell>
          <table:table-cell table:style-name="odsStyleTableCell-5997e089372050812890a81248867f37" office:value-type="string">
            <text:p>7.51509</text:p>
          </table:table-cell>
          <table:table-cell table:style-name="odsStyleTableCell-5997e089372050812890a81248867f37" office:value-type="string">
            <text:p>0.91283</text:p>
          </table:table-cell>
        </table:table-row>
        <table:table-row table:style-name="ro1">
          <table:table-cell table:style-name="odsStyleTableCell-3f4bb25fa4bdf316bb4df45625b8b8e6" office:value-type="string">
            <text:p>JAPON</text:p>
          </table:table-cell>
          <table:table-cell table:style-name="odsStyleTableCell-3f4bb25fa4bdf316bb4df45625b8b8e6" office:value-type="string">
            <text:p>YEN</text:p>
          </table:table-cell>
          <table:table-cell table:style-name="odsStyleTableCell-3f4bb25fa4bdf316bb4df45625b8b8e6" office:value-type="string">
            <text:p>JPY</text:p>
          </table:table-cell>
          <table:table-cell table:style-name="odsStyleTableCell-5997e089372050812890a81248867f37" office:value-type="string">
            <text:p>0.04834</text:p>
          </table:table-cell>
          <table:table-cell table:style-name="odsStyleTableCell-5997e089372050812890a81248867f37" office:value-type="string">
            <text:p>141.90000</text:p>
          </table:table-cell>
        </table:table-row>
        <table:table-row table:style-name="ro1">
          <table:table-cell table:style-name="odsStyleTableCell-3f4bb25fa4bdf316bb4df45625b8b8e6" office:value-type="string">
            <text:p>ARABIA SAUDITA</text:p>
          </table:table-cell>
          <table:table-cell table:style-name="odsStyleTableCell-3f4bb25fa4bdf316bb4df45625b8b8e6" office:value-type="string">
            <text:p>RIYAL SAUDÍ</text:p>
          </table:table-cell>
          <table:table-cell table:style-name="odsStyleTableCell-3f4bb25fa4bdf316bb4df45625b8b8e6" office:value-type="string">
            <text:p>SAR</text:p>
          </table:table-cell>
          <table:table-cell table:style-name="odsStyleTableCell-5997e089372050812890a81248867f37" office:value-type="string">
            <text:p>1.82924</text:p>
          </table:table-cell>
          <table:table-cell table:style-name="odsStyleTableCell-5997e089372050812890a81248867f37" office:value-type="string">
            <text:p>3.75020</text:p>
          </table:table-cell>
        </table:table-row>
        <table:table-row table:style-name="ro1">
          <table:table-cell table:style-name="odsStyleTableCell-3f4bb25fa4bdf316bb4df45625b8b8e6" office:value-type="string">
            <text:p>ARGELIA</text:p>
          </table:table-cell>
          <table:table-cell table:style-name="odsStyleTableCell-3f4bb25fa4bdf316bb4df45625b8b8e6" office:value-type="string">
            <text:p>DINAR ARGELINO</text:p>
          </table:table-cell>
          <table:table-cell table:style-name="odsStyleTableCell-3f4bb25fa4bdf316bb4df45625b8b8e6" office:value-type="string">
            <text:p>DZD</text:p>
          </table:table-cell>
          <table:table-cell table:style-name="odsStyleTableCell-5997e089372050812890a81248867f37" office:value-type="string">
            <text:p>0.05113</text:p>
          </table:table-cell>
          <table:table-cell table:style-name="odsStyleTableCell-5997e089372050812890a81248867f37" office:value-type="string">
            <text:p>134.16050</text:p>
          </table:table-cell>
        </table:table-row>
        <table:table-row table:style-name="ro1">
          <table:table-cell table:style-name="odsStyleTableCell-3f4bb25fa4bdf316bb4df45625b8b8e6" office:value-type="string">
            <text:p>ARGENTINA</text:p>
          </table:table-cell>
          <table:table-cell table:style-name="odsStyleTableCell-3f4bb25fa4bdf316bb4df45625b8b8e6" office:value-type="string">
            <text:p>PESO</text:p>
          </table:table-cell>
          <table:table-cell table:style-name="odsStyleTableCell-3f4bb25fa4bdf316bb4df45625b8b8e6" office:value-type="string">
            <text:p>ARS</text:p>
          </table:table-cell>
          <table:table-cell table:style-name="odsStyleTableCell-5997e089372050812890a81248867f37" office:value-type="string">
            <text:p>0.00846</text:p>
          </table:table-cell>
          <table:table-cell table:style-name="odsStyleTableCell-5997e089372050812890a81248867f37" office:value-type="string">
            <text:p>810.64990</text:p>
          </table:table-cell>
        </table:table-row>
        <table:table-row table:style-name="ro1">
          <table:table-cell table:style-name="odsStyleTableCell-3f4bb25fa4bdf316bb4df45625b8b8e6" office:value-type="string">
            <text:p>AUSTRALIA</text:p>
          </table:table-cell>
          <table:table-cell table:style-name="odsStyleTableCell-3f4bb25fa4bdf316bb4df45625b8b8e6" office:value-type="string">
            <text:p>DÓLAR</text:p>
          </table:table-cell>
          <table:table-cell table:style-name="odsStyleTableCell-3f4bb25fa4bdf316bb4df45625b8b8e6" office:value-type="string">
            <text:p>AUD</text:p>
          </table:table-cell>
          <table:table-cell table:style-name="odsStyleTableCell-5997e089372050812890a81248867f37" office:value-type="string">
            <text:p>4.64490</text:p>
          </table:table-cell>
          <table:table-cell table:style-name="odsStyleTableCell-5997e089372050812890a81248867f37" office:value-type="string">
            <text:p>1.47689</text:p>
          </table:table-cell>
        </table:table-row>
        <table:table-row table:style-name="ro1">
          <table:table-cell table:style-name="odsStyleTableCell-3f4bb25fa4bdf316bb4df45625b8b8e6" office:value-type="string">
            <text:p>BRASIL</text:p>
          </table:table-cell>
          <table:table-cell table:style-name="odsStyleTableCell-3f4bb25fa4bdf316bb4df45625b8b8e6" office:value-type="string">
            <text:p>REAL</text:p>
          </table:table-cell>
          <table:table-cell table:style-name="odsStyleTableCell-3f4bb25fa4bdf316bb4df45625b8b8e6" office:value-type="string">
            <text:p>BRL</text:p>
          </table:table-cell>
          <table:table-cell table:style-name="odsStyleTableCell-5997e089372050812890a81248867f37" office:value-type="string">
            <text:p>1.39800</text:p>
          </table:table-cell>
          <table:table-cell table:style-name="odsStyleTableCell-5997e089372050812890a81248867f37" office:value-type="string">
            <text:p>4.90700</text:p>
          </table:table-cell>
        </table:table-row>
        <table:table-row table:style-name="ro1">
          <table:table-cell table:style-name="odsStyleTableCell-3f4bb25fa4bdf316bb4df45625b8b8e6" office:value-type="string">
            <text:p>CANADA</text:p>
          </table:table-cell>
          <table:table-cell table:style-name="odsStyleTableCell-3f4bb25fa4bdf316bb4df45625b8b8e6" office:value-type="string">
            <text:p>DÓLAR</text:p>
          </table:table-cell>
          <table:table-cell table:style-name="odsStyleTableCell-3f4bb25fa4bdf316bb4df45625b8b8e6" office:value-type="string">
            <text:p>CAD</text:p>
          </table:table-cell>
          <table:table-cell table:style-name="odsStyleTableCell-5997e089372050812890a81248867f37" office:value-type="string">
            <text:p>5.15286</text:p>
          </table:table-cell>
          <table:table-cell table:style-name="odsStyleTableCell-5997e089372050812890a81248867f37" office:value-type="string">
            <text:p>1.33130</text:p>
          </table:table-cell>
        </table:table-row>
        <table:table-row table:style-name="ro1">
          <table:table-cell table:style-name="odsStyleTableCell-3f4bb25fa4bdf316bb4df45625b8b8e6" office:value-type="string">
            <text:p>CHILE</text:p>
          </table:table-cell>
          <table:table-cell table:style-name="odsStyleTableCell-3f4bb25fa4bdf316bb4df45625b8b8e6" office:value-type="string">
            <text:p>PESO</text:p>
          </table:table-cell>
          <table:table-cell table:style-name="odsStyleTableCell-3f4bb25fa4bdf316bb4df45625b8b8e6" office:value-type="string">
            <text:p>CLP</text:p>
          </table:table-cell>
          <table:table-cell table:style-name="odsStyleTableCell-5997e089372050812890a81248867f37" office:value-type="string">
            <text:p>0.00775</text:p>
          </table:table-cell>
          <table:table-cell table:style-name="odsStyleTableCell-5997e089372050812890a81248867f37" office:value-type="string">
            <text:p>884.74000</text:p>
          </table:table-cell>
        </table:table-row>
        <table:table-row table:style-name="ro1">
          <table:table-cell table:style-name="odsStyleTableCell-3f4bb25fa4bdf316bb4df45625b8b8e6" office:value-type="string">
            <text:p>COLOMBIA</text:p>
          </table:table-cell>
          <table:table-cell table:style-name="odsStyleTableCell-3f4bb25fa4bdf316bb4df45625b8b8e6" office:value-type="string">
            <text:p>PESO</text:p>
          </table:table-cell>
          <table:table-cell table:style-name="odsStyleTableCell-3f4bb25fa4bdf316bb4df45625b8b8e6" office:value-type="string">
            <text:p>COP</text:p>
          </table:table-cell>
          <table:table-cell table:style-name="odsStyleTableCell-5997e089372050812890a81248867f37" office:value-type="string">
            <text:p>0.00177</text:p>
          </table:table-cell>
          <table:table-cell table:style-name="odsStyleTableCell-5997e089372050812890a81248867f37" office:value-type="string">
            <text:p>3,881.52000</text:p>
          </table:table-cell>
        </table:table-row>
        <table:table-row table:style-name="ro1">
          <table:table-cell table:style-name="odsStyleTableCell-3f4bb25fa4bdf316bb4df45625b8b8e6" office:value-type="string">
            <text:p>COREA DEL SUR</text:p>
          </table:table-cell>
          <table:table-cell table:style-name="odsStyleTableCell-3f4bb25fa4bdf316bb4df45625b8b8e6" office:value-type="string">
            <text:p>WON</text:p>
          </table:table-cell>
          <table:table-cell table:style-name="odsStyleTableCell-3f4bb25fa4bdf316bb4df45625b8b8e6" office:value-type="string">
            <text:p>KRW</text:p>
          </table:table-cell>
          <table:table-cell table:style-name="odsStyleTableCell-5997e089372050812890a81248867f37" office:value-type="string">
            <text:p>0.00527</text:p>
          </table:table-cell>
          <table:table-cell table:style-name="odsStyleTableCell-5997e089372050812890a81248867f37" office:value-type="string">
            <text:p>1,300.57000</text:p>
          </table:table-cell>
        </table:table-row>
        <table:table-row table:style-name="ro1">
          <table:table-cell table:style-name="odsStyleTableCell-3f4bb25fa4bdf316bb4df45625b8b8e6" office:value-type="string">
            <text:p>COSTA RICA</text:p>
          </table:table-cell>
          <table:table-cell table:style-name="odsStyleTableCell-3f4bb25fa4bdf316bb4df45625b8b8e6" office:value-type="string">
            <text:p>COLON COSTARRICENSE</text:p>
          </table:table-cell>
          <table:table-cell table:style-name="odsStyleTableCell-3f4bb25fa4bdf316bb4df45625b8b8e6" office:value-type="string">
            <text:p>CRC</text:p>
          </table:table-cell>
          <table:table-cell table:style-name="odsStyleTableCell-5997e089372050812890a81248867f37" office:value-type="string">
            <text:p>0.01315</text:p>
          </table:table-cell>
          <table:table-cell table:style-name="odsStyleTableCell-5997e089372050812890a81248867f37" office:value-type="string">
            <text:p>521.86000</text:p>
          </table:table-cell>
        </table:table-row>
        <table:table-row table:style-name="ro1">
          <table:table-cell table:style-name="odsStyleTableCell-3f4bb25fa4bdf316bb4df45625b8b8e6" office:value-type="string">
            <text:p>REPUBLICA CHECA</text:p>
          </table:table-cell>
          <table:table-cell table:style-name="odsStyleTableCell-3f4bb25fa4bdf316bb4df45625b8b8e6" office:value-type="string">
            <text:p>CORONA CHECA</text:p>
          </table:table-cell>
          <table:table-cell table:style-name="odsStyleTableCell-3f4bb25fa4bdf316bb4df45625b8b8e6" office:value-type="string">
            <text:p>CZK</text:p>
          </table:table-cell>
          <table:table-cell table:style-name="odsStyleTableCell-5997e089372050812890a81248867f37" office:value-type="string">
            <text:p>0.30476</text:p>
          </table:table-cell>
          <table:table-cell table:style-name="odsStyleTableCell-5997e089372050812890a81248867f37" office:value-type="string">
            <text:p>22.50930</text:p>
          </table:table-cell>
        </table:table-row>
        <table:table-row table:style-name="ro1">
          <table:table-cell table:style-name="odsStyleTableCell-3f4bb25fa4bdf316bb4df45625b8b8e6" office:value-type="string">
            <text:p>DINAMARCA</text:p>
          </table:table-cell>
          <table:table-cell table:style-name="odsStyleTableCell-3f4bb25fa4bdf316bb4df45625b8b8e6" office:value-type="string">
            <text:p>CORONA</text:p>
          </table:table-cell>
          <table:table-cell table:style-name="odsStyleTableCell-3f4bb25fa4bdf316bb4df45625b8b8e6" office:value-type="string">
            <text:p>DKK</text:p>
          </table:table-cell>
          <table:table-cell table:style-name="odsStyleTableCell-5997e089372050812890a81248867f37" office:value-type="string">
            <text:p>1.00808</text:p>
          </table:table-cell>
          <table:table-cell table:style-name="odsStyleTableCell-5997e089372050812890a81248867f37" office:value-type="string">
            <text:p>6.80500</text:p>
          </table:table-cell>
        </table:table-row>
        <table:table-row table:style-name="ro1">
          <table:table-cell table:style-name="odsStyleTableCell-3f4bb25fa4bdf316bb4df45625b8b8e6" office:value-type="string">
            <text:p>ECUADOR</text:p>
          </table:table-cell>
          <table:table-cell table:style-name="odsStyleTableCell-3f4bb25fa4bdf316bb4df45625b8b8e6" office:value-type="string">
            <text:p>DÓLAR</text:p>
          </table:table-cell>
          <table:table-cell table:style-name="odsStyleTableCell-3f4bb25fa4bdf316bb4df45625b8b8e6" office:value-type="string">
            <text:p>USD</text:p>
          </table:table-cell>
          <table:table-cell table:style-name="odsStyleTableCell-5997e089372050812890a81248867f37" office:value-type="string">
            <text:p>6.86000</text:p>
          </table:table-cell>
          <table:table-cell table:style-name="odsStyleTableCell-5997e089372050812890a81248867f37" office:value-type="string">
            <text:p>1.00000</text:p>
          </table:table-cell>
        </table:table-row>
        <table:table-row table:style-name="ro1">
          <table:table-cell table:style-name="odsStyleTableCell-3f4bb25fa4bdf316bb4df45625b8b8e6" office:value-type="string">
            <text:p>EMIRATOS ARABES</text:p>
          </table:table-cell>
          <table:table-cell table:style-name="odsStyleTableCell-3f4bb25fa4bdf316bb4df45625b8b8e6" office:value-type="string">
            <text:p>DIRHAM</text:p>
          </table:table-cell>
          <table:table-cell table:style-name="odsStyleTableCell-3f4bb25fa4bdf316bb4df45625b8b8e6" office:value-type="string">
            <text:p>AED</text:p>
          </table:table-cell>
          <table:table-cell table:style-name="odsStyleTableCell-5997e089372050812890a81248867f37" office:value-type="string">
            <text:p>1.86784</text:p>
          </table:table-cell>
          <table:table-cell table:style-name="odsStyleTableCell-5997e089372050812890a81248867f37" office:value-type="string">
            <text:p>3.67270</text:p>
          </table:table-cell>
        </table:table-row>
        <table:table-row table:style-name="ro1">
          <table:table-cell table:style-name="odsStyleTableCell-3f4bb25fa4bdf316bb4df45625b8b8e6" office:value-type="string">
            <text:p>FILIPINAS</text:p>
          </table:table-cell>
          <table:table-cell table:style-name="odsStyleTableCell-3f4bb25fa4bdf316bb4df45625b8b8e6" office:value-type="string">
            <text:p>PESO FILIPINO</text:p>
          </table:table-cell>
          <table:table-cell table:style-name="odsStyleTableCell-3f4bb25fa4bdf316bb4df45625b8b8e6" office:value-type="string">
            <text:p>PHP</text:p>
          </table:table-cell>
          <table:table-cell table:style-name="odsStyleTableCell-5997e089372050812890a81248867f37" office:value-type="string">
            <text:p>0.12325</text:p>
          </table:table-cell>
          <table:table-cell table:style-name="odsStyleTableCell-5997e089372050812890a81248867f37" office:value-type="string">
            <text:p>55.66000</text:p>
          </table:table-cell>
        </table:table-row>
        <table:table-row table:style-name="ro1">
          <table:table-cell table:style-name="odsStyleTableCell-3f4bb25fa4bdf316bb4df45625b8b8e6" office:value-type="string">
            <text:p>HAITÍ</text:p>
          </table:table-cell>
          <table:table-cell table:style-name="odsStyleTableCell-3f4bb25fa4bdf316bb4df45625b8b8e6" office:value-type="string">
            <text:p>GOURDE</text:p>
          </table:table-cell>
          <table:table-cell table:style-name="odsStyleTableCell-3f4bb25fa4bdf316bb4df45625b8b8e6" office:value-type="string">
            <text:p>HTG</text:p>
          </table:table-cell>
          <table:table-cell table:style-name="odsStyleTableCell-5997e089372050812890a81248867f37" office:value-type="string">
            <text:p>0.05246</text:p>
          </table:table-cell>
          <table:table-cell table:style-name="odsStyleTableCell-5997e089372050812890a81248867f37" office:value-type="string">
            <text:p>130.76930</text:p>
          </table:table-cell>
        </table:table-row>
        <table:table-row table:style-name="ro1">
          <table:table-cell table:style-name="odsStyleTableCell-3f4bb25fa4bdf316bb4df45625b8b8e6" office:value-type="string">
            <text:p>HONG KONG</text:p>
          </table:table-cell>
          <table:table-cell table:style-name="odsStyleTableCell-3f4bb25fa4bdf316bb4df45625b8b8e6" office:value-type="string">
            <text:p>DÓLAR</text:p>
          </table:table-cell>
          <table:table-cell table:style-name="odsStyleTableCell-3f4bb25fa4bdf316bb4df45625b8b8e6" office:value-type="string">
            <text:p>HKD</text:p>
          </table:table-cell>
          <table:table-cell table:style-name="odsStyleTableCell-5997e089372050812890a81248867f37" office:value-type="string">
            <text:p>0.87778</text:p>
          </table:table-cell>
          <table:table-cell table:style-name="odsStyleTableCell-5997e089372050812890a81248867f37" office:value-type="string">
            <text:p>7.81520</text:p>
          </table:table-cell>
        </table:table-row>
        <table:table-row table:style-name="ro1">
          <table:table-cell table:style-name="odsStyleTableCell-3f4bb25fa4bdf316bb4df45625b8b8e6" office:value-type="string">
            <text:p>INDIA</text:p>
          </table:table-cell>
          <table:table-cell table:style-name="odsStyleTableCell-3f4bb25fa4bdf316bb4df45625b8b8e6" office:value-type="string">
            <text:p>RUPIA</text:p>
          </table:table-cell>
          <table:table-cell table:style-name="odsStyleTableCell-3f4bb25fa4bdf316bb4df45625b8b8e6" office:value-type="string">
            <text:p>INR</text:p>
          </table:table-cell>
          <table:table-cell table:style-name="odsStyleTableCell-5997e089372050812890a81248867f37" office:value-type="string">
            <text:p>0.08234</text:p>
          </table:table-cell>
          <table:table-cell table:style-name="odsStyleTableCell-5997e089372050812890a81248867f37" office:value-type="string">
            <text:p>83.31630</text:p>
          </table:table-cell>
        </table:table-row>
        <table:table-row table:style-name="ro1">
          <table:table-cell table:style-name="odsStyleTableCell-3f4bb25fa4bdf316bb4df45625b8b8e6" office:value-type="string">
            <text:p>INDONESIA</text:p>
          </table:table-cell>
          <table:table-cell table:style-name="odsStyleTableCell-3f4bb25fa4bdf316bb4df45625b8b8e6" office:value-type="string">
            <text:p>RUPIA INDONESIA</text:p>
          </table:table-cell>
          <table:table-cell table:style-name="odsStyleTableCell-3f4bb25fa4bdf316bb4df45625b8b8e6" office:value-type="string">
            <text:p>IDR</text:p>
          </table:table-cell>
          <table:table-cell table:style-name="odsStyleTableCell-5997e089372050812890a81248867f37" office:value-type="string">
            <text:p>0.00044</text:p>
          </table:table-cell>
          <table:table-cell table:style-name="odsStyleTableCell-5997e089372050812890a81248867f37" office:value-type="string">
            <text:p>15,470.00000</text:p>
          </table:table-cell>
        </table:table-row>
        <table:table-row table:style-name="ro1">
          <table:table-cell table:style-name="odsStyleTableCell-3f4bb25fa4bdf316bb4df45625b8b8e6" office:value-type="string">
            <text:p>ISRAEL</text:p>
          </table:table-cell>
          <table:table-cell table:style-name="odsStyleTableCell-3f4bb25fa4bdf316bb4df45625b8b8e6" office:value-type="string">
            <text:p>NUEVO SÉQUEL</text:p>
          </table:table-cell>
          <table:table-cell table:style-name="odsStyleTableCell-3f4bb25fa4bdf316bb4df45625b8b8e6" office:value-type="string">
            <text:p>ILS</text:p>
          </table:table-cell>
          <table:table-cell table:style-name="odsStyleTableCell-5997e089372050812890a81248867f37" office:value-type="string">
            <text:p>1.87734</text:p>
          </table:table-cell>
          <table:table-cell table:style-name="odsStyleTableCell-5997e089372050812890a81248867f37" office:value-type="string">
            <text:p>3.65410</text:p>
          </table:table-cell>
        </table:table-row>
        <table:table-row table:style-name="ro1">
          <table:table-cell table:style-name="odsStyleTableCell-3f4bb25fa4bdf316bb4df45625b8b8e6" office:value-type="string">
            <text:p>MALASIA</text:p>
          </table:table-cell>
          <table:table-cell table:style-name="odsStyleTableCell-3f4bb25fa4bdf316bb4df45625b8b8e6" office:value-type="string">
            <text:p>RINGGIT MALAYO</text:p>
          </table:table-cell>
          <table:table-cell table:style-name="odsStyleTableCell-3f4bb25fa4bdf316bb4df45625b8b8e6" office:value-type="string">
            <text:p>MYR</text:p>
          </table:table-cell>
          <table:table-cell table:style-name="odsStyleTableCell-5997e089372050812890a81248867f37" office:value-type="string">
            <text:p>1.48943</text:p>
          </table:table-cell>
          <table:table-cell table:style-name="odsStyleTableCell-5997e089372050812890a81248867f37" office:value-type="string">
            <text:p>4.60580</text:p>
          </table:table-cell>
        </table:table-row>
        <table:table-row table:style-name="ro1">
          <table:table-cell table:style-name="odsStyleTableCell-3f4bb25fa4bdf316bb4df45625b8b8e6" office:value-type="string">
            <text:p>MEXICO</text:p>
          </table:table-cell>
          <table:table-cell table:style-name="odsStyleTableCell-3f4bb25fa4bdf316bb4df45625b8b8e6" office:value-type="string">
            <text:p>PESO</text:p>
          </table:table-cell>
          <table:table-cell table:style-name="odsStyleTableCell-3f4bb25fa4bdf316bb4df45625b8b8e6" office:value-type="string">
            <text:p>MXN</text:p>
          </table:table-cell>
          <table:table-cell table:style-name="odsStyleTableCell-5997e089372050812890a81248867f37" office:value-type="string">
            <text:p>0.40252</text:p>
          </table:table-cell>
          <table:table-cell table:style-name="odsStyleTableCell-5997e089372050812890a81248867f37" office:value-type="string">
            <text:p>17.04260</text:p>
          </table:table-cell>
        </table:table-row>
        <table:table-row table:style-name="ro1">
          <table:table-cell table:style-name="odsStyleTableCell-3f4bb25fa4bdf316bb4df45625b8b8e6" office:value-type="string">
            <text:p>NORUEGA</text:p>
          </table:table-cell>
          <table:table-cell table:style-name="odsStyleTableCell-3f4bb25fa4bdf316bb4df45625b8b8e6" office:value-type="string">
            <text:p>CORONA</text:p>
          </table:table-cell>
          <table:table-cell table:style-name="odsStyleTableCell-3f4bb25fa4bdf316bb4df45625b8b8e6" office:value-type="string">
            <text:p>NOK</text:p>
          </table:table-cell>
          <table:table-cell table:style-name="odsStyleTableCell-5997e089372050812890a81248867f37" office:value-type="string">
            <text:p>0.66392</text:p>
          </table:table-cell>
          <table:table-cell table:style-name="odsStyleTableCell-5997e089372050812890a81248867f37" office:value-type="string">
            <text:p>10.33250</text:p>
          </table:table-cell>
        </table:table-row>
        <table:table-row table:style-name="ro1">
          <table:table-cell table:style-name="odsStyleTableCell-3f4bb25fa4bdf316bb4df45625b8b8e6" office:value-type="string">
            <text:p>PANAMÁ</text:p>
          </table:table-cell>
          <table:table-cell table:style-name="odsStyleTableCell-3f4bb25fa4bdf316bb4df45625b8b8e6" office:value-type="string">
            <text:p>BALBOA</text:p>
          </table:table-cell>
          <table:table-cell table:style-name="odsStyleTableCell-3f4bb25fa4bdf316bb4df45625b8b8e6" office:value-type="string">
            <text:p>PAB</text:p>
          </table:table-cell>
          <table:table-cell table:style-name="odsStyleTableCell-5997e089372050812890a81248867f37" office:value-type="string">
            <text:p>6.86000</text:p>
          </table:table-cell>
          <table:table-cell table:style-name="odsStyleTableCell-5997e089372050812890a81248867f37" office:value-type="string">
            <text:p>1.00000</text:p>
          </table:table-cell>
        </table:table-row>
        <table:table-row table:style-name="ro1">
          <table:table-cell table:style-name="odsStyleTableCell-3f4bb25fa4bdf316bb4df45625b8b8e6" office:value-type="string">
            <text:p>PARAGUAY</text:p>
          </table:table-cell>
          <table:table-cell table:style-name="odsStyleTableCell-3f4bb25fa4bdf316bb4df45625b8b8e6" office:value-type="string">
            <text:p>GUARANI</text:p>
          </table:table-cell>
          <table:table-cell table:style-name="odsStyleTableCell-3f4bb25fa4bdf316bb4df45625b8b8e6" office:value-type="string">
            <text:p>PYG</text:p>
          </table:table-cell>
          <table:table-cell table:style-name="odsStyleTableCell-5997e089372050812890a81248867f37" office:value-type="string">
            <text:p>0.00094</text:p>
          </table:table-cell>
          <table:table-cell table:style-name="odsStyleTableCell-5997e089372050812890a81248867f37" office:value-type="string">
            <text:p>7,274.40000</text:p>
          </table:table-cell>
        </table:table-row>
        <table:table-row table:style-name="ro1">
          <table:table-cell table:style-name="odsStyleTableCell-3f4bb25fa4bdf316bb4df45625b8b8e6" office:value-type="string">
            <text:p>PERU</text:p>
          </table:table-cell>
          <table:table-cell table:style-name="odsStyleTableCell-3f4bb25fa4bdf316bb4df45625b8b8e6" office:value-type="string">
            <text:p>NUEVO SOL</text:p>
          </table:table-cell>
          <table:table-cell table:style-name="odsStyleTableCell-3f4bb25fa4bdf316bb4df45625b8b8e6" office:value-type="string">
            <text:p>PEN</text:p>
          </table:table-cell>
          <table:table-cell table:style-name="odsStyleTableCell-5997e089372050812890a81248867f37" office:value-type="string">
            <text:p>1.84836</text:p>
          </table:table-cell>
          <table:table-cell table:style-name="odsStyleTableCell-5997e089372050812890a81248867f37" office:value-type="string">
            <text:p>3.71140</text:p>
          </table:table-cell>
        </table:table-row>
        <table:table-row table:style-name="ro1">
          <table:table-cell table:style-name="odsStyleTableCell-3f4bb25fa4bdf316bb4df45625b8b8e6" office:value-type="string">
            <text:p>REINO UNIDO</text:p>
          </table:table-cell>
          <table:table-cell table:style-name="odsStyleTableCell-3f4bb25fa4bdf316bb4df45625b8b8e6" office:value-type="string">
            <text:p>LIBRA</text:p>
          </table:table-cell>
          <table:table-cell table:style-name="odsStyleTableCell-3f4bb25fa4bdf316bb4df45625b8b8e6" office:value-type="string">
            <text:p>GBP</text:p>
          </table:table-cell>
          <table:table-cell table:style-name="odsStyleTableCell-5997e089372050812890a81248867f37" office:value-type="string">
            <text:p>8.66556</text:p>
          </table:table-cell>
          <table:table-cell table:style-name="odsStyleTableCell-5997e089372050812890a81248867f37" office:value-type="string">
            <text:p>0.79164</text:p>
          </table:table-cell>
        </table:table-row>
        <table:table-row table:style-name="ro1">
          <table:table-cell table:style-name="odsStyleTableCell-3f4bb25fa4bdf316bb4df45625b8b8e6" office:value-type="string">
            <text:p>REPÚBLICA DOMINICANA</text:p>
          </table:table-cell>
          <table:table-cell table:style-name="odsStyleTableCell-3f4bb25fa4bdf316bb4df45625b8b8e6" office:value-type="string">
            <text:p>PESO DOMINICANO</text:p>
          </table:table-cell>
          <table:table-cell table:style-name="odsStyleTableCell-3f4bb25fa4bdf316bb4df45625b8b8e6" office:value-type="string">
            <text:p>DOP</text:p>
          </table:table-cell>
          <table:table-cell table:style-name="odsStyleTableCell-5997e089372050812890a81248867f37" office:value-type="string">
            <text:p>0.11827</text:p>
          </table:table-cell>
          <table:table-cell table:style-name="odsStyleTableCell-5997e089372050812890a81248867f37" office:value-type="string">
            <text:p>58.00200</text:p>
          </table:table-cell>
        </table:table-row>
        <table:table-row table:style-name="ro1">
          <table:table-cell table:style-name="odsStyleTableCell-3f4bb25fa4bdf316bb4df45625b8b8e6" office:value-type="string">
            <text:p>REP.POPULAR CHINA</text:p>
          </table:table-cell>
          <table:table-cell table:style-name="odsStyleTableCell-3f4bb25fa4bdf316bb4df45625b8b8e6" office:value-type="string">
            <text:p>YUAN RENMINBI OFFSHORE</text:p>
          </table:table-cell>
          <table:table-cell table:style-name="odsStyleTableCell-3f4bb25fa4bdf316bb4df45625b8b8e6" office:value-type="string">
            <text:p>CNH</text:p>
          </table:table-cell>
          <table:table-cell table:style-name="odsStyleTableCell-5997e089372050812890a81248867f37" office:value-type="string">
            <text:p>0.95979</text:p>
          </table:table-cell>
          <table:table-cell table:style-name="odsStyleTableCell-5997e089372050812890a81248867f37" office:value-type="string">
            <text:p>7.14740</text:p>
          </table:table-cell>
        </table:table-row>
        <table:table-row table:style-name="ro1">
          <table:table-cell table:style-name="odsStyleTableCell-3f4bb25fa4bdf316bb4df45625b8b8e6" office:value-type="string">
            <text:p>RUSIA</text:p>
          </table:table-cell>
          <table:table-cell table:style-name="odsStyleTableCell-3f4bb25fa4bdf316bb4df45625b8b8e6" office:value-type="string">
            <text:p>RUBLO RUSO</text:p>
          </table:table-cell>
          <table:table-cell table:style-name="odsStyleTableCell-3f4bb25fa4bdf316bb4df45625b8b8e6" office:value-type="string">
            <text:p>RUB</text:p>
          </table:table-cell>
          <table:table-cell table:style-name="odsStyleTableCell-5997e089372050812890a81248867f37" office:value-type="string">
            <text:p>0.07532</text:p>
          </table:table-cell>
          <table:table-cell table:style-name="odsStyleTableCell-5997e089372050812890a81248867f37" office:value-type="string">
            <text:p>91.07510</text:p>
          </table:table-cell>
        </table:table-row>
        <table:table-row table:style-name="ro1">
          <table:table-cell table:style-name="odsStyleTableCell-3f4bb25fa4bdf316bb4df45625b8b8e6" office:value-type="string">
            <text:p>SINGAPUR</text:p>
          </table:table-cell>
          <table:table-cell table:style-name="odsStyleTableCell-3f4bb25fa4bdf316bb4df45625b8b8e6" office:value-type="string">
            <text:p>DÓLAR</text:p>
          </table:table-cell>
          <table:table-cell table:style-name="odsStyleTableCell-3f4bb25fa4bdf316bb4df45625b8b8e6" office:value-type="string">
            <text:p>SGD</text:p>
          </table:table-cell>
          <table:table-cell table:style-name="odsStyleTableCell-5997e089372050812890a81248867f37" office:value-type="string">
            <text:p>5.17150</text:p>
          </table:table-cell>
          <table:table-cell table:style-name="odsStyleTableCell-5997e089372050812890a81248867f37" office:value-type="string">
            <text:p>1.32650</text:p>
          </table:table-cell>
        </table:table-row>
        <table:table-row table:style-name="ro1">
          <table:table-cell table:style-name="odsStyleTableCell-3f4bb25fa4bdf316bb4df45625b8b8e6" office:value-type="string">
            <text:p>SUDÁFRICA</text:p>
          </table:table-cell>
          <table:table-cell table:style-name="odsStyleTableCell-3f4bb25fa4bdf316bb4df45625b8b8e6" office:value-type="string">
            <text:p>RAND</text:p>
          </table:table-cell>
          <table:table-cell table:style-name="odsStyleTableCell-3f4bb25fa4bdf316bb4df45625b8b8e6" office:value-type="string">
            <text:p>ZAR</text:p>
          </table:table-cell>
          <table:table-cell table:style-name="odsStyleTableCell-5997e089372050812890a81248867f37" office:value-type="string">
            <text:p>0.36999</text:p>
          </table:table-cell>
          <table:table-cell table:style-name="odsStyleTableCell-5997e089372050812890a81248867f37" office:value-type="string">
            <text:p>18.54120</text:p>
          </table:table-cell>
        </table:table-row>
        <table:table-row table:style-name="ro1">
          <table:table-cell table:style-name="odsStyleTableCell-3f4bb25fa4bdf316bb4df45625b8b8e6" office:value-type="string">
            <text:p>SUECIA</text:p>
          </table:table-cell>
          <table:table-cell table:style-name="odsStyleTableCell-3f4bb25fa4bdf316bb4df45625b8b8e6" office:value-type="string">
            <text:p>CORONA</text:p>
          </table:table-cell>
          <table:table-cell table:style-name="odsStyleTableCell-3f4bb25fa4bdf316bb4df45625b8b8e6" office:value-type="string">
            <text:p>SEK</text:p>
          </table:table-cell>
          <table:table-cell table:style-name="odsStyleTableCell-5997e089372050812890a81248867f37" office:value-type="string">
            <text:p>0.67252</text:p>
          </table:table-cell>
          <table:table-cell table:style-name="odsStyleTableCell-5997e089372050812890a81248867f37" office:value-type="string">
            <text:p>10.20040</text:p>
          </table:table-cell>
        </table:table-row>
        <table:table-row table:style-name="ro1">
          <table:table-cell table:style-name="odsStyleTableCell-3f4bb25fa4bdf316bb4df45625b8b8e6" office:value-type="string">
            <text:p>SUIZA</text:p>
          </table:table-cell>
          <table:table-cell table:style-name="odsStyleTableCell-3f4bb25fa4bdf316bb4df45625b8b8e6" office:value-type="string">
            <text:p>FRANCO</text:p>
          </table:table-cell>
          <table:table-cell table:style-name="odsStyleTableCell-3f4bb25fa4bdf316bb4df45625b8b8e6" office:value-type="string">
            <text:p>CHF</text:p>
          </table:table-cell>
          <table:table-cell table:style-name="odsStyleTableCell-5997e089372050812890a81248867f37" office:value-type="string">
            <text:p>8.07154</text:p>
          </table:table-cell>
          <table:table-cell table:style-name="odsStyleTableCell-5997e089372050812890a81248867f37" office:value-type="string">
            <text:p>0.84990</text:p>
          </table:table-cell>
        </table:table-row>
        <table:table-row table:style-name="ro1">
          <table:table-cell table:style-name="odsStyleTableCell-3f4bb25fa4bdf316bb4df45625b8b8e6" office:value-type="string">
            <text:p>TAILANDIA</text:p>
          </table:table-cell>
          <table:table-cell table:style-name="odsStyleTableCell-3f4bb25fa4bdf316bb4df45625b8b8e6" office:value-type="string">
            <text:p>THAI BAHT</text:p>
          </table:table-cell>
          <table:table-cell table:style-name="odsStyleTableCell-3f4bb25fa4bdf316bb4df45625b8b8e6" office:value-type="string">
            <text:p>THB</text:p>
          </table:table-cell>
          <table:table-cell table:style-name="odsStyleTableCell-5997e089372050812890a81248867f37" office:value-type="string">
            <text:p>0.20019</text:p>
          </table:table-cell>
          <table:table-cell table:style-name="odsStyleTableCell-5997e089372050812890a81248867f37" office:value-type="string">
            <text:p>34.26700</text:p>
          </table:table-cell>
        </table:table-row>
        <table:table-row table:style-name="ro1">
          <table:table-cell table:style-name="odsStyleTableCell-3f4bb25fa4bdf316bb4df45625b8b8e6" office:value-type="string">
            <text:p>TAIWAN</text:p>
          </table:table-cell>
          <table:table-cell table:style-name="odsStyleTableCell-3f4bb25fa4bdf316bb4df45625b8b8e6" office:value-type="string">
            <text:p>DÓLAR</text:p>
          </table:table-cell>
          <table:table-cell table:style-name="odsStyleTableCell-3f4bb25fa4bdf316bb4df45625b8b8e6" office:value-type="string">
            <text:p>TWD</text:p>
          </table:table-cell>
          <table:table-cell table:style-name="odsStyleTableCell-5997e089372050812890a81248867f37" office:value-type="string">
            <text:p>0.22260</text:p>
          </table:table-cell>
          <table:table-cell table:style-name="odsStyleTableCell-5997e089372050812890a81248867f37" office:value-type="string">
            <text:p>30.81700</text:p>
          </table:table-cell>
        </table:table-row>
        <table:table-row table:style-name="ro1">
          <table:table-cell table:style-name="odsStyleTableCell-3f4bb25fa4bdf316bb4df45625b8b8e6" office:value-type="string">
            <text:p>TÚNEZ</text:p>
          </table:table-cell>
          <table:table-cell table:style-name="odsStyleTableCell-3f4bb25fa4bdf316bb4df45625b8b8e6" office:value-type="string">
            <text:p>DINAR TUNECINO</text:p>
          </table:table-cell>
          <table:table-cell table:style-name="odsStyleTableCell-3f4bb25fa4bdf316bb4df45625b8b8e6" office:value-type="string">
            <text:p>TND</text:p>
          </table:table-cell>
          <table:table-cell table:style-name="odsStyleTableCell-5997e089372050812890a81248867f37" office:value-type="string">
            <text:p>2.22648</text:p>
          </table:table-cell>
          <table:table-cell table:style-name="odsStyleTableCell-5997e089372050812890a81248867f37" office:value-type="string">
            <text:p>3.08110</text:p>
          </table:table-cell>
        </table:table-row>
        <table:table-row table:style-name="ro1">
          <table:table-cell table:style-name="odsStyleTableCell-3f4bb25fa4bdf316bb4df45625b8b8e6" office:value-type="string">
            <text:p>TURQUÍA</text:p>
          </table:table-cell>
          <table:table-cell table:style-name="odsStyleTableCell-3f4bb25fa4bdf316bb4df45625b8b8e6" office:value-type="string">
            <text:p>LIRA TURCA</text:p>
          </table:table-cell>
          <table:table-cell table:style-name="odsStyleTableCell-3f4bb25fa4bdf316bb4df45625b8b8e6" office:value-type="string">
            <text:p>TRY</text:p>
          </table:table-cell>
          <table:table-cell table:style-name="odsStyleTableCell-5997e089372050812890a81248867f37" office:value-type="string">
            <text:p>0.23070</text:p>
          </table:table-cell>
          <table:table-cell table:style-name="odsStyleTableCell-5997e089372050812890a81248867f37" office:value-type="string">
            <text:p>29.73620</text:p>
          </table:table-cell>
        </table:table-row>
        <table:table-row table:style-name="ro1">
          <table:table-cell table:style-name="odsStyleTableCell-3f4bb25fa4bdf316bb4df45625b8b8e6" office:value-type="string">
            <text:p>URUGUAY</text:p>
          </table:table-cell>
          <table:table-cell table:style-name="odsStyleTableCell-3f4bb25fa4bdf316bb4df45625b8b8e6" office:value-type="string">
            <text:p>PESO</text:p>
          </table:table-cell>
          <table:table-cell table:style-name="odsStyleTableCell-3f4bb25fa4bdf316bb4df45625b8b8e6" office:value-type="string">
            <text:p>UYU</text:p>
          </table:table-cell>
          <table:table-cell table:style-name="odsStyleTableCell-5997e089372050812890a81248867f37" office:value-type="string">
            <text:p>0.17575</text:p>
          </table:table-cell>
          <table:table-cell table:style-name="odsStyleTableCell-5997e089372050812890a81248867f37" office:value-type="string">
            <text:p>39.03300</text:p>
          </table:table-cell>
        </table:table-row>
        <table:table-row table:style-name="ro1">
          <table:table-cell table:style-name="odsStyleTableCell-3f4bb25fa4bdf316bb4df45625b8b8e6" office:value-type="string">
            <text:p>VENEZUELA</text:p>
          </table:table-cell>
          <table:table-cell table:style-name="odsStyleTableCell-3f4bb25fa4bdf316bb4df45625b8b8e6" office:value-type="string">
            <text:p>BOLIVAR DIGITAL</text:p>
          </table:table-cell>
          <table:table-cell table:style-name="odsStyleTableCell-3f4bb25fa4bdf316bb4df45625b8b8e6" office:value-type="string">
            <text:p>VES</text:p>
          </table:table-cell>
          <table:table-cell table:style-name="odsStyleTableCell-5997e089372050812890a81248867f37" office:value-type="string">
            <text:p>0.19117</text:p>
          </table:table-cell>
          <table:table-cell table:style-name="odsStyleTableCell-5997e089372050812890a81248867f37" office:value-type="string">
            <text:p>35.88470</text:p>
          </table:table-cell>
        </table:table-row>
        <table:table-row table:style-name="ro1">
          <table:table-cell table:style-name="odsStyleTableCell-3f4bb25fa4bdf316bb4df45625b8b8e6" office:value-type="string">
            <text:p>VIETNAM</text:p>
          </table:table-cell>
          <table:table-cell table:style-name="odsStyleTableCell-3f4bb25fa4bdf316bb4df45625b8b8e6" office:value-type="string">
            <text:p>DONG</text:p>
          </table:table-cell>
          <table:table-cell table:style-name="odsStyleTableCell-3f4bb25fa4bdf316bb4df45625b8b8e6" office:value-type="string">
            <text:p>VND</text:p>
          </table:table-cell>
          <table:table-cell table:style-name="odsStyleTableCell-5997e089372050812890a81248867f37" office:value-type="string">
            <text:p>0.00028</text:p>
          </table:table-cell>
          <table:table-cell table:style-name="odsStyleTableCell-5997e089372050812890a81248867f37" office:value-type="string">
            <text:p>24,305.00000</text:p>
          </table:table-cell>
        </table:table-row>
        <table:table-row table:style-name="ro1">
          <table:table-cell table:style-name="odsStyleTableCell-3f4bb25fa4bdf316bb4df45625b8b8e6" office:value-type="string">
            <text:p/>
          </table:table-cell>
          <table:table-cell table:style-name="odsStyleTableCell-3f4bb25fa4bdf316bb4df45625b8b8e6" office:value-type="string">
            <text:p>DERECHO ESPECIAL DE GIRO</text:p>
          </table:table-cell>
          <table:table-cell table:style-name="odsStyleTableCell-3f4bb25fa4bdf316bb4df45625b8b8e6" office:value-type="string">
            <text:p>USD/D.E.G.</text:p>
          </table:table-cell>
          <table:table-cell table:style-name="odsStyleTableCell-5997e089372050812890a81248867f37" office:value-type="string">
            <text:p/>
          </table:table-cell>
          <table:table-cell table:style-name="odsStyleTableCell-5997e089372050812890a81248867f37" office:value-type="string">
            <text:p>1.33921</text:p>
          </table:table-cell>
        </table:table-row>
        <table:table-row table:style-name="ro1">
          <table:table-cell table:style-name="odsStyleTableCell-3f4bb25fa4bdf316bb4df45625b8b8e6" office:value-type="string">
            <text:p/>
          </table:table-cell>
          <table:table-cell table:style-name="odsStyleTableCell-3f4bb25fa4bdf316bb4df45625b8b8e6" office:value-type="string">
            <text:p>UNIDAD DE FOMENTO DE VIVIENDA</text:p>
          </table:table-cell>
          <table:table-cell table:style-name="odsStyleTableCell-3f4bb25fa4bdf316bb4df45625b8b8e6" office:value-type="string">
            <text:p>Bs/UFV</text:p>
          </table:table-cell>
          <table:table-cell table:style-name="odsStyleTableCell-5997e089372050812890a81248867f37" office:value-type="string">
            <text:p/>
          </table:table-cell>
          <table:table-cell table:style-name="odsStyleTableCell-5997e089372050812890a81248867f37" office:value-type="string">
            <text:p>2.47477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2d0360ae0c7aefc762a88f04a69d570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9101f2a91697c0a339b2c2fe1b6616f9" office:value-type="string">
            <text:p> </text:p>
          </table:table-cell>
          <table:table-cell table:style-name="odsStyleTableCell-9101f2a91697c0a339b2c2fe1b6616f9" office:value-type="string">
            <text:p>UNIDAD MONETARIA</text:p>
          </table:table-cell>
          <table:table-cell table:style-name="odsStyleTableCell-9101f2a91697c0a339b2c2fe1b6616f9" office:value-type="string">
            <text:p>MONEDA</text:p>
          </table:table-cell>
          <table:table-cell table:style-name="odsStyleTableCell-9101f2a91697c0a339b2c2fe1b6616f9" office:value-type="string">
            <text:p>TIPO DE CAMBIO EN M.E.</text:p>
          </table:table-cell>
        </table:table-row>
        <table:table-row table:style-name="ro1">
          <table:table-cell table:style-name="odsStyleTableCell-3f4bb25fa4bdf316bb4df45625b8b8e6" office:value-type="string">
            <text:p>ORO</text:p>
          </table:table-cell>
          <table:table-cell table:style-name="odsStyleTableCell-3f4bb25fa4bdf316bb4df45625b8b8e6" office:value-type="string">
            <text:p>ONZA TROY ORO</text:p>
          </table:table-cell>
          <table:table-cell table:style-name="odsStyleTableCell-3f4bb25fa4bdf316bb4df45625b8b8e6" office:value-type="string">
            <text:p>USD./O.T.F.</text:p>
          </table:table-cell>
          <table:table-cell table:style-name="odsStyleTableCell-5997e089372050812890a81248867f37" office:value-type="string">
            <text:p>2,063.85000</text:p>
          </table:table-cell>
        </table:table-row>
        <table:table-row table:style-name="ro1">
          <table:table-cell table:style-name="odsStyleTableCell-3f4bb25fa4bdf316bb4df45625b8b8e6" office:value-type="string">
            <text:p>PLATA</text:p>
          </table:table-cell>
          <table:table-cell table:style-name="odsStyleTableCell-3f4bb25fa4bdf316bb4df45625b8b8e6" office:value-type="string">
            <text:p>ONZA TROY PLATA</text:p>
          </table:table-cell>
          <table:table-cell table:style-name="odsStyleTableCell-3f4bb25fa4bdf316bb4df45625b8b8e6" office:value-type="string">
            <text:p>USD./O.T.F.</text:p>
          </table:table-cell>
          <table:table-cell table:style-name="odsStyleTableCell-5997e089372050812890a81248867f37" office:value-type="string">
            <text:p>23.725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2d0360ae0c7aefc762a88f04a69d570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9101f2a91697c0a339b2c2fe1b6616f9" office:value-type="string">
            <text:p> </text:p>
          </table:table-cell>
          <table:table-cell table:style-name="odsStyleTableCell-9101f2a91697c0a339b2c2fe1b6616f9" office:value-type="string">
            <text:p>1 MES</text:p>
          </table:table-cell>
          <table:table-cell table:style-name="odsStyleTableCell-9101f2a91697c0a339b2c2fe1b6616f9" office:value-type="string">
            <text:p>3 MESES</text:p>
          </table:table-cell>
          <table:table-cell table:style-name="odsStyleTableCell-9101f2a91697c0a339b2c2fe1b6616f9" office:value-type="string">
            <text:p>6 MESES</text:p>
          </table:table-cell>
        </table:table-row>
        <table:table-row table:style-name="ro1">
          <table:table-cell table:style-name="odsStyleTableCell-e6b17b8985712356ce9cb1bab97b4fd1" office:value-type="string">
            <text:p>TASA LIBOR(USD)</text:p>
          </table:table-cell>
          <table:table-cell table:style-name="odsStyleTableCell-5997e089372050812890a81248867f37" office:value-type="string">
            <text:p>5.46</text:p>
          </table:table-cell>
          <table:table-cell table:style-name="odsStyleTableCell-5997e089372050812890a81248867f37" office:value-type="string">
            <text:p>5.59</text:p>
          </table:table-cell>
          <table:table-cell table:style-name="odsStyleTableCell-5997e089372050812890a81248867f37" office:value-type="string">
            <text:p>5.5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3f4bb25fa4bdf316bb4df45625b8b8e6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1</meta:creation-date>
    <meta:generator>ods générator</meta:generator>
    <dc:date>2024-10-15T22:15:51</dc:date>
    <meta:editing-duration>PT1S</meta:editing-duration>
    <meta:editing-cycles>1</meta:editing-cycles>
    <meta:document-statistic meta:table-count="1" meta:cell-count="4" meta:object-count="0"/>
  </office:meta>
</office:document-meta>
</file>